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Light1" svg:font-family="'Noto Sans CJK TC Light'" style:font-family-generic="swiss" style:font-pitch="variable"/>
    <style:font-face style:name="Noto Sans CJK TC Light" svg:font-family="'Noto Sans CJK TC Light'" style:font-adornments="Light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oto Sans CJK TC Light1" fo:font-size="10pt" fo:language="de" fo:country="DE" officeooo:rsid="00043a88" officeooo:paragraph-rsid="00043a88" style:font-size-asian="10pt" style:font-size-complex="10pt"/>
    </style:style>
    <style:style style:name="P2" style:family="paragraph" style:parent-style-name="Standard">
      <style:text-properties style:font-name="Noto Sans CJK TC Light1" fo:font-size="10pt" fo:language="de" fo:country="DE" officeooo:rsid="0008a0ac" officeooo:paragraph-rsid="0009e693" style:font-size-asian="10pt" style:font-size-complex="10pt"/>
    </style:style>
    <style:style style:name="P3" style:family="paragraph" style:parent-style-name="Standard">
      <style:text-properties style:font-name="Noto Sans CJK TC Light1" fo:font-size="10pt" fo:language="de" fo:country="DE" officeooo:rsid="0009e693" officeooo:paragraph-rsid="0009e693" style:font-size-asian="10pt" style:font-size-complex="10pt"/>
    </style:style>
    <style:style style:name="P4" style:family="paragraph" style:parent-style-name="Standard" style:master-page-name="Standard">
      <style:paragraph-properties style:page-number="auto"/>
      <style:text-properties style:font-name="Noto Sans CJK TC Light1" fo:font-size="10pt" fo:language="de" fo:country="DE" officeooo:rsid="00043a88" officeooo:paragraph-rsid="00043a88" style:font-size-asian="10pt" style:font-size-complex="10pt"/>
    </style:style>
    <style:style style:name="P5" style:family="paragraph" style:parent-style-name="Standard" style:list-style-name="L1">
      <style:text-properties fo:font-size="10pt" officeooo:paragraph-rsid="0009e693" style:font-size-asian="10pt" style:font-size-complex="10pt"/>
    </style:style>
    <style:style style:name="P6" style:family="paragraph" style:parent-style-name="Standard" style:list-style-name="L1">
      <style:text-properties fo:font-size="10pt" officeooo:rsid="0009e693" officeooo:paragraph-rsid="001d7303" style:font-size-asian="10pt" style:font-size-complex="10pt"/>
    </style:style>
    <style:style style:name="P7" style:family="paragraph" style:parent-style-name="Standard">
      <style:text-properties fo:font-size="10pt" officeooo:rsid="0009e693" officeooo:paragraph-rsid="001d7303" style:font-size-asian="10pt" style:font-size-complex="10pt"/>
    </style:style>
    <style:style style:name="P8" style:family="paragraph" style:parent-style-name="Standard" style:list-style-name="L2">
      <style:text-properties fo:font-size="10pt" officeooo:paragraph-rsid="0005d993" style:font-size-asian="10pt" style:font-size-complex="10pt"/>
    </style:style>
    <style:style style:name="P9" style:family="paragraph" style:parent-style-name="Standard" style:list-style-name="L2">
      <style:text-properties fo:font-size="10pt" officeooo:rsid="00063e71" officeooo:paragraph-rsid="000af222" style:font-size-asian="10pt" style:font-size-complex="10pt"/>
    </style:style>
    <style:style style:name="P10" style:family="paragraph" style:parent-style-name="Standard" style:list-style-name="L2">
      <style:text-properties fo:font-size="10pt" officeooo:rsid="00063e71" officeooo:paragraph-rsid="00063e71" style:font-size-asian="10pt" style:font-size-complex="10pt"/>
    </style:style>
    <style:style style:name="P11" style:family="paragraph" style:parent-style-name="Standard" style:list-style-name="L2">
      <style:text-properties fo:font-size="10pt" officeooo:rsid="00063e71" officeooo:paragraph-rsid="00305679" style:font-size-asian="10pt" style:font-size-complex="10pt"/>
    </style:style>
    <style:style style:name="P12" style:family="paragraph" style:parent-style-name="Standard" style:list-style-name="L3">
      <style:text-properties fo:font-size="10pt" officeooo:rsid="000c661d" officeooo:paragraph-rsid="000c661d" style:font-size-asian="10pt" style:font-size-complex="10pt"/>
    </style:style>
    <style:style style:name="P13" style:family="paragraph" style:parent-style-name="Standard" style:list-style-name="L3">
      <style:text-properties fo:font-size="10pt" officeooo:rsid="000c661d" officeooo:paragraph-rsid="000e3217" style:font-size-asian="10pt" style:font-size-complex="10pt"/>
    </style:style>
    <style:style style:name="P14" style:family="paragraph" style:parent-style-name="Standard">
      <style:text-properties fo:font-size="10pt" officeooo:rsid="002dc4ba" officeooo:paragraph-rsid="002dc4ba" style:font-size-asian="10pt" style:font-size-complex="10pt"/>
    </style:style>
    <style:style style:name="P15" style:family="paragraph" style:parent-style-name="Standard" style:list-style-name="L4">
      <style:text-properties fo:font-size="10pt" officeooo:rsid="002dc4ba" officeooo:paragraph-rsid="002dc4ba" style:font-size-asian="10pt" style:font-size-complex="10pt"/>
    </style:style>
    <style:style style:name="P16" style:family="paragraph" style:parent-style-name="Standard" style:list-style-name="L1">
      <style:text-properties style:font-name="Noto Sans CJK TC Light1" fo:font-size="10pt" fo:language="de" fo:country="DE" officeooo:rsid="0009e693" officeooo:paragraph-rsid="002dc4ba" style:font-size-asian="10pt" style:font-size-complex="10pt"/>
    </style:style>
    <style:style style:name="P17" style:family="paragraph" style:parent-style-name="Standard" style:list-style-name="L1">
      <style:text-properties style:font-name="Noto Sans CJK TC Light1" fo:font-size="10pt" fo:language="de" fo:country="DE" officeooo:rsid="0005d993" officeooo:paragraph-rsid="0009e693" style:font-size-asian="10pt" style:font-size-complex="10pt"/>
    </style:style>
    <style:style style:name="P18" style:family="paragraph" style:parent-style-name="Standard" style:list-style-name="L2">
      <style:text-properties style:font-name="Noto Sans CJK TC Light1" fo:font-size="10pt" fo:language="de" fo:country="DE" officeooo:rsid="0005d993" officeooo:paragraph-rsid="002dc4ba" style:font-size-asian="10pt" style:font-size-complex="10pt"/>
    </style:style>
    <style:style style:name="P19" style:family="paragraph" style:parent-style-name="Standard" style:list-style-name="L2">
      <style:text-properties style:font-name="Noto Sans CJK TC Light1" fo:font-size="10pt" fo:language="de" fo:country="DE" officeooo:rsid="00063e71" officeooo:paragraph-rsid="00063e71" style:font-size-asian="10pt" style:font-size-complex="10pt"/>
    </style:style>
    <style:style style:name="P20" style:family="paragraph" style:parent-style-name="Standard" style:list-style-name="L2">
      <style:text-properties style:font-name="Noto Sans CJK TC Light1" fo:font-size="10pt" fo:language="de" fo:country="DE" officeooo:rsid="000e3217" officeooo:paragraph-rsid="000e3217" style:font-size-asian="10pt" style:font-size-complex="10pt"/>
    </style:style>
    <style:style style:name="P21" style:family="paragraph" style:parent-style-name="Standard" style:list-style-name="L3">
      <style:text-properties style:font-name="Noto Sans CJK TC Light1" fo:font-size="10pt" fo:language="de" fo:country="DE" officeooo:rsid="000e3217" officeooo:paragraph-rsid="000e3217" style:font-size-asian="10pt" style:font-size-complex="10pt"/>
    </style:style>
    <style:style style:name="P22" style:family="paragraph" style:parent-style-name="Standard" style:list-style-name="L3">
      <style:text-properties style:font-name="Noto Sans CJK TC Light1" fo:font-size="10pt" fo:language="de" fo:country="DE" officeooo:rsid="000e3217" officeooo:paragraph-rsid="00302911" style:font-size-asian="10pt" style:font-size-complex="10pt"/>
    </style:style>
    <style:style style:name="P23" style:family="paragraph" style:parent-style-name="Standard" style:list-style-name="L2">
      <style:text-properties style:font-name="Noto Sans CJK TC Light1" fo:font-size="10pt" officeooo:paragraph-rsid="00201888" style:font-size-asian="10pt" style:font-size-complex="10pt"/>
    </style:style>
    <style:style style:name="P24" style:family="paragraph" style:parent-style-name="Standard" style:list-style-name="L2">
      <style:text-properties fo:color="#000000" style:font-name="Noto Sans CJK TC Light" fo:font-size="10pt" fo:language="de" fo:country="DE" fo:font-style="normal" officeooo:rsid="0010ad97" officeooo:paragraph-rsid="0010ad97" style:font-size-asian="10pt" style:font-style-asian="normal" style:font-size-complex="10pt" style:font-style-complex="normal"/>
    </style:style>
    <style:style style:name="P25" style:family="paragraph" style:parent-style-name="Standard" style:list-style-name="L2">
      <style:text-properties fo:color="#000000" style:font-name="Noto Sans CJK TC Light" fo:font-size="10pt" fo:language="de" fo:country="DE" fo:font-style="normal" officeooo:rsid="00116767" officeooo:paragraph-rsid="003fb2bd" style:font-size-asian="10pt" style:font-style-asian="normal" style:font-size-complex="10pt" style:font-style-complex="normal"/>
    </style:style>
    <style:style style:name="P26" style:family="paragraph" style:parent-style-name="Standard" style:list-style-name="L2">
      <style:text-properties fo:color="#000000" style:font-name="Noto Sans CJK TC Light" fo:font-size="10pt" fo:language="de" fo:country="DE" fo:font-style="normal" officeooo:rsid="0012b94f" officeooo:paragraph-rsid="0032242d" style:font-size-asian="10pt" style:font-style-asian="normal" style:font-size-complex="10pt" style:font-style-complex="normal"/>
    </style:style>
    <style:style style:name="P27" style:family="paragraph" style:parent-style-name="Standard" style:list-style-name="L2">
      <style:text-properties fo:color="#000000" style:font-name="Noto Sans CJK TC Light" fo:font-size="10pt" fo:language="de" fo:country="DE" fo:font-style="normal" officeooo:rsid="00158070" officeooo:paragraph-rsid="00158070" style:font-size-asian="10pt" style:font-style-asian="normal" style:font-size-complex="10pt" style:font-style-complex="normal"/>
    </style:style>
    <style:style style:name="P28" style:family="paragraph" style:parent-style-name="Standard" style:list-style-name="L2">
      <style:text-properties fo:color="#000000" style:font-name="Noto Sans CJK TC Light" fo:font-size="10pt" fo:language="de" fo:country="DE" fo:font-style="normal" officeooo:rsid="0017f380" officeooo:paragraph-rsid="003895be" style:font-size-asian="10pt" style:font-style-asian="normal" style:font-size-complex="10pt" style:font-style-complex="normal"/>
    </style:style>
    <style:style style:name="P29" style:family="paragraph" style:parent-style-name="Standard" style:list-style-name="L2">
      <style:text-properties fo:color="#000000" style:font-name="Noto Sans CJK TC Light" fo:font-size="10pt" fo:language="de" fo:country="DE" fo:font-style="normal" officeooo:rsid="001cd559" officeooo:paragraph-rsid="0027c3ff" style:font-size-asian="10pt" style:font-style-asian="normal" style:font-size-complex="10pt" style:font-style-complex="normal"/>
    </style:style>
    <style:style style:name="P30" style:family="paragraph" style:parent-style-name="Standard" style:list-style-name="L2">
      <style:text-properties fo:color="#000000" style:font-name="Noto Sans CJK TC Light" fo:font-size="10pt" fo:language="de" fo:country="DE" fo:font-style="normal" officeooo:rsid="00390a37" officeooo:paragraph-rsid="00390a37" style:font-size-asian="10pt" style:font-style-asian="normal" style:font-size-complex="10pt" style:font-style-complex="normal"/>
    </style:style>
    <style:style style:name="P31" style:family="paragraph" style:parent-style-name="Standard" style:list-style-name="L2">
      <style:text-properties fo:color="#000000" style:font-name="Noto Sans CJK TC Light1" fo:font-size="10pt" fo:language="de" fo:country="DE" fo:font-style="normal" officeooo:rsid="00139197" officeooo:paragraph-rsid="00139197" style:font-size-asian="10pt" style:font-style-asian="normal" style:font-size-complex="10pt" style:font-style-complex="normal"/>
    </style:style>
    <style:style style:name="P32" style:family="paragraph" style:parent-style-name="Standard">
      <style:text-properties fo:color="#000000" style:font-name="Noto Sans CJK TC Light1" fo:font-size="10pt" fo:language="de" fo:country="DE" fo:font-style="normal" officeooo:rsid="00139197" officeooo:paragraph-rsid="0012b94f" style:font-size-asian="10pt" style:font-style-asian="normal" style:font-size-complex="10pt" style:font-style-complex="normal"/>
    </style:style>
    <style:style style:name="T1" style:family="text">
      <style:text-properties officeooo:rsid="0005d993"/>
    </style:style>
    <style:style style:name="T2" style:family="text">
      <style:text-properties style:font-name="Noto Sans CJK TC Light1"/>
    </style:style>
    <style:style style:name="T3" style:family="text">
      <style:text-properties style:font-name="Noto Sans CJK TC Light1" fo:language="de" fo:country="DE"/>
    </style:style>
    <style:style style:name="T4" style:family="text">
      <style:text-properties style:font-name="Noto Sans CJK TC Light1" fo:language="de" fo:country="DE" officeooo:rsid="0005d993"/>
    </style:style>
    <style:style style:name="T5" style:family="text">
      <style:text-properties style:font-name="Noto Sans CJK TC Light1" fo:language="de" fo:country="DE" officeooo:rsid="00063e71"/>
    </style:style>
    <style:style style:name="T6" style:family="text">
      <style:text-properties style:font-name="Noto Sans CJK TC Light1" fo:language="de" fo:country="DE" officeooo:rsid="00070688"/>
    </style:style>
    <style:style style:name="T7" style:family="text">
      <style:text-properties style:font-name="Noto Sans CJK TC Light1" fo:language="de" fo:country="DE" officeooo:rsid="0008a0ac"/>
    </style:style>
    <style:style style:name="T8" style:family="text">
      <style:text-properties style:font-name="Noto Sans CJK TC Light1" fo:language="de" fo:country="DE" officeooo:rsid="0009e693"/>
    </style:style>
    <style:style style:name="T9" style:family="text">
      <style:text-properties style:font-name="Noto Sans CJK TC Light1" fo:language="de" fo:country="DE" officeooo:rsid="000af222"/>
    </style:style>
    <style:style style:name="T10" style:family="text">
      <style:text-properties style:font-name="Noto Sans CJK TC Light1" fo:language="de" fo:country="DE" officeooo:rsid="000c661d"/>
    </style:style>
    <style:style style:name="T11" style:family="text">
      <style:text-properties style:font-name="Noto Sans CJK TC Light1" fo:language="de" fo:country="DE" officeooo:rsid="000e3217"/>
    </style:style>
    <style:style style:name="T12" style:family="text">
      <style:text-properties style:font-name="Noto Sans CJK TC Light1" fo:language="de" fo:country="DE" officeooo:rsid="001038ee"/>
    </style:style>
    <style:style style:name="T13" style:family="text">
      <style:text-properties style:font-name="Noto Sans CJK TC Light1" fo:language="de" fo:country="DE" officeooo:rsid="00116767"/>
    </style:style>
    <style:style style:name="T14" style:family="text">
      <style:text-properties style:font-name="Noto Sans CJK TC Light1" fo:language="de" fo:country="DE" fo:font-style="italic" officeooo:rsid="00116767" style:font-style-asian="italic" style:font-style-complex="italic"/>
    </style:style>
    <style:style style:name="T15" style:family="text">
      <style:text-properties style:font-name="Noto Sans CJK TC Light1" fo:language="de" fo:country="DE" officeooo:rsid="001cd559"/>
    </style:style>
    <style:style style:name="T16" style:family="text">
      <style:text-properties style:font-name="Noto Sans CJK TC Light1" fo:language="de" fo:country="DE" officeooo:rsid="001d7303"/>
    </style:style>
    <style:style style:name="T17" style:family="text">
      <style:text-properties style:font-name="Noto Sans CJK TC Light1" fo:language="de" fo:country="DE" officeooo:rsid="0020124a"/>
    </style:style>
    <style:style style:name="T18" style:family="text">
      <style:text-properties style:font-name="Noto Sans CJK TC Light1" fo:language="de" fo:country="DE" officeooo:rsid="002efd9f"/>
    </style:style>
    <style:style style:name="T19" style:family="text">
      <style:text-properties style:font-name="Noto Sans CJK TC Light1" fo:language="de" fo:country="DE" officeooo:rsid="002f2f8d"/>
    </style:style>
    <style:style style:name="T20" style:family="text">
      <style:text-properties style:font-name="Noto Sans CJK TC Light1" fo:language="de" fo:country="DE" officeooo:rsid="0030170b"/>
    </style:style>
    <style:style style:name="T21" style:family="text">
      <style:text-properties style:font-name="Noto Sans CJK TC Light1" fo:language="de" fo:country="DE" officeooo:rsid="00302911"/>
    </style:style>
    <style:style style:name="T22" style:family="text">
      <style:text-properties style:font-name="Noto Sans CJK TC Light1" fo:language="de" fo:country="DE" officeooo:rsid="00305679"/>
    </style:style>
    <style:style style:name="T23" style:family="text">
      <style:text-properties style:font-name="Noto Sans CJK TC Light1" fo:language="de" fo:country="DE" fo:font-style="normal" officeooo:rsid="00116767" style:font-style-asian="normal" style:font-style-complex="normal"/>
    </style:style>
    <style:style style:name="T24" style:family="text">
      <style:text-properties style:font-name="Noto Sans CJK TC Light1" fo:language="de" fo:country="DE" fo:font-style="normal" officeooo:rsid="00305679" style:font-style-asian="normal" style:font-style-complex="normal"/>
    </style:style>
    <style:style style:name="T25" style:family="text">
      <style:text-properties style:font-name="Noto Sans CJK TC Light1" fo:language="de" fo:country="DE" officeooo:rsid="003c6775"/>
    </style:style>
    <style:style style:name="T26" style:family="text">
      <style:text-properties style:font-name="Noto Sans CJK TC Light1" officeooo:rsid="00063e71"/>
    </style:style>
    <style:style style:name="T27" style:family="text">
      <style:text-properties style:font-name="Noto Sans CJK TC Light1" officeooo:rsid="00116767"/>
    </style:style>
    <style:style style:name="T28" style:family="text">
      <style:text-properties style:font-name="Noto Sans CJK TC Light1" officeooo:rsid="0010ad97"/>
    </style:style>
    <style:style style:name="T29" style:family="text">
      <style:text-properties style:font-name="Noto Sans CJK TC Light1" officeooo:rsid="0012b94f"/>
    </style:style>
    <style:style style:name="T30" style:family="text">
      <style:text-properties style:font-name="Noto Sans CJK TC Light1" officeooo:rsid="00139197"/>
    </style:style>
    <style:style style:name="T31" style:family="text">
      <style:text-properties style:font-name="Noto Sans CJK TC Light1" officeooo:rsid="001665c4"/>
    </style:style>
    <style:style style:name="T32" style:family="text">
      <style:text-properties style:font-name="Noto Sans CJK TC Light1" officeooo:rsid="001cd559"/>
    </style:style>
    <style:style style:name="T33" style:family="text">
      <style:text-properties style:font-name="Noto Sans CJK TC Light1" officeooo:rsid="00212aa3"/>
    </style:style>
    <style:style style:name="T34" style:family="text">
      <style:text-properties style:font-name="Noto Sans CJK TC Light1" officeooo:rsid="00305679"/>
    </style:style>
    <style:style style:name="T35" style:family="text">
      <style:text-properties style:font-name="Noto Sans CJK TC Light1" officeooo:rsid="00305ad6"/>
    </style:style>
    <style:style style:name="T36" style:family="text">
      <style:text-properties style:font-name="Noto Sans CJK TC Light1" officeooo:rsid="003208ee"/>
    </style:style>
    <style:style style:name="T37" style:family="text">
      <style:text-properties style:font-name="Noto Sans CJK TC Light1" officeooo:rsid="0032242d"/>
    </style:style>
    <style:style style:name="T38" style:family="text">
      <style:text-properties style:font-name="Noto Sans CJK TC Light1" officeooo:rsid="00339c0a"/>
    </style:style>
    <style:style style:name="T39" style:family="text">
      <style:text-properties style:font-name="Noto Sans CJK TC Light1" officeooo:rsid="00360f08"/>
    </style:style>
    <style:style style:name="T40" style:family="text">
      <style:text-properties style:font-name="Noto Sans CJK TC Light1" officeooo:rsid="00379fb6"/>
    </style:style>
    <style:style style:name="T41" style:family="text">
      <style:text-properties style:font-name="Noto Sans CJK TC Light1" officeooo:rsid="0037c4c7"/>
    </style:style>
    <style:style style:name="T42" style:family="text">
      <style:text-properties style:font-name="Noto Sans CJK TC Light1" officeooo:rsid="003895be"/>
    </style:style>
    <style:style style:name="T43" style:family="text">
      <style:text-properties style:font-name="Noto Sans CJK TC Light1" officeooo:rsid="003c6775"/>
    </style:style>
    <style:style style:name="T44" style:family="text">
      <style:text-properties fo:language="de" fo:country="DE" officeooo:rsid="000ffb5e"/>
    </style:style>
    <style:style style:name="T45" style:family="text">
      <style:text-properties fo:color="#808080" style:font-name="DejaVu Sans Mono" fo:font-style="normal" officeooo:rsid="00201888" style:font-style-asian="normal" style:font-style-complex="normal"/>
    </style:style>
    <style:style style:name="T46" style:family="text">
      <style:text-properties fo:color="#000000" fo:language="de" fo:country="DE" fo:font-style="normal" officeooo:rsid="000ffb5e" style:font-style-asian="normal" style:font-style-complex="normal"/>
    </style:style>
    <style:style style:name="T47" style:family="text">
      <style:text-properties fo:color="#000000" fo:language="de" fo:country="DE" fo:font-style="normal" officeooo:rsid="001038ee" style:font-style-asian="normal" style:font-style-complex="normal"/>
    </style:style>
    <style:style style:name="T48" style:family="text">
      <style:text-properties fo:color="#000000" fo:language="de" fo:country="DE" fo:font-style="normal" officeooo:rsid="003c6775" style:font-style-asian="normal" style:font-style-complex="normal"/>
    </style:style>
    <style:style style:name="T49" style:family="text">
      <style:text-properties fo:color="#000000" fo:language="de" fo:country="DE" officeooo:rsid="000ffb5e"/>
    </style:style>
    <style:style style:name="T50" style:family="text">
      <style:text-properties fo:color="#000000" style:font-name="Noto Sans CJK TC Light1" fo:font-style="normal" officeooo:rsid="00201888" style:font-style-asian="normal" style:font-style-complex="normal"/>
    </style:style>
    <style:style style:name="T51" style:family="text">
      <style:text-properties fo:color="#000000" style:font-name="Noto Sans CJK TC Light" fo:font-style="normal" officeooo:rsid="00201888" style:font-style-asian="normal" style:font-style-complex="normal"/>
    </style:style>
    <style:style style:name="T52" style:family="text">
      <style:text-properties fo:color="#000000" style:font-name="Noto Sans CJK TC Light" fo:font-style="normal" officeooo:rsid="00305679" style:font-style-asian="normal" style:font-style-complex="normal"/>
    </style:style>
    <style:style style:name="T53" style:family="text">
      <style:text-properties fo:color="#000000" style:font-name="Noto Sans CJK TC Light" fo:font-style="normal" officeooo:rsid="003c6775" style:font-style-asian="normal" style:font-style-complex="normal"/>
    </style:style>
    <style:style style:name="T54" style:family="text">
      <style:text-properties fo:color="#000000" style:font-name="Noto Sans CJK TC Light1" fo:font-style="normal" style:font-style-asian="normal" style:font-style-complex="normal"/>
    </style:style>
    <style:style style:name="T55" style:family="text">
      <style:text-properties fo:color="#000000" style:font-name="Noto Sans CJK TC Light1" fo:font-style="normal" officeooo:rsid="00201888" style:font-style-asian="normal" style:font-style-complex="normal"/>
    </style:style>
    <style:style style:name="T56" style:family="text">
      <style:text-properties officeooo:rsid="00197680"/>
    </style:style>
    <style:style style:name="T57" style:family="text">
      <style:text-properties officeooo:rsid="001cd559"/>
    </style:style>
    <style:style style:name="T58" style:family="text">
      <style:text-properties officeooo:rsid="0024f932"/>
    </style:style>
    <style:style style:name="T59" style:family="text">
      <style:text-properties officeooo:rsid="0027c3ff"/>
    </style:style>
    <style:style style:name="T60" style:family="text">
      <style:text-properties officeooo:rsid="002dc4ba"/>
    </style:style>
    <style:style style:name="T61" style:family="text">
      <style:text-properties officeooo:rsid="00070688"/>
    </style:style>
    <style:style style:name="T62" style:family="text">
      <style:text-properties officeooo:rsid="002f2f8d"/>
    </style:style>
    <style:style style:name="T63" style:family="text">
      <style:text-properties officeooo:rsid="00302911"/>
    </style:style>
    <style:style style:name="T64" style:family="text">
      <style:text-properties officeooo:rsid="00360f08"/>
    </style:style>
    <style:style style:name="T65" style:family="text">
      <style:text-properties officeooo:rsid="00379fb6"/>
    </style:style>
    <style:style style:name="T66" style:family="text">
      <style:text-properties officeooo:rsid="0037c4c7"/>
    </style:style>
    <style:style style:name="T67" style:family="text">
      <style:text-properties officeooo:rsid="00390a37"/>
    </style:style>
    <style:style style:name="T68" style:family="text">
      <style:text-properties officeooo:rsid="003aff6d"/>
    </style:style>
    <style:style style:name="T69" style:family="text">
      <style:text-properties officeooo:rsid="003c6775"/>
    </style:style>
    <style:style style:name="T70" style:family="text">
      <style:text-properties fo:color="#9900ff" style:font-name="Noto Sans CJK TC Light1" officeooo:rsid="00305ad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Ziel war es einen <text:span text:style-name="T60">Stream</text:span> von News Artikel <text:span text:style-name="T60">offener</text:span> Sprache <text:span text:style-name="T1">und Quelle </text:span>nach einer im <text:span text:style-name="T57">vornherein nicht definierten Anfrage zu filtern. Folgende Schritte waren dazu notwendig.</text:span></text:p>
      <text:p text:style-name="P1"/>
      <text:p text:style-name="P2">Zu den Daten: </text:p>
      <text:list xml:id="list3804849735255357515" text:style-name="L1">
        <text:list-item>
          <text:p text:style-name="P5"><text:span text:style-name="T7">Die News sind in JSON Dateien verpackt und umfassen bereits mehrere Annotationen wie NER</text:span><text:span text:style-name="T8">(Named Entity Recognition)</text:span><text:span text:style-name="T7">, POS(</text:span><text:span text:style-name="T8">P</text:span><text:span text:style-name="T7">art of </text:span><text:span text:style-name="T8">S</text:span><text:span text:style-name="T7">peech), DE</text:span><text:span text:style-name="T8">P (Dependency Parse), Lemmatization </text:span><text:span text:style-name="T7">etc</text:span><text:span text:style-name="T17">.</text:span></text:p>
        </text:list-item>
        <text:list-item>
          <text:p text:style-name="P16">Größe: 400 GB, <text:span text:style-name="T61">650758 </text:span>Artikel</text:p>
        </text:list-item>
        <text:list-item>
          <text:p text:style-name="P6"><text:span text:style-name="T16">Sonstiges: </text:span><text:span text:style-name="T3">größtenteils englische Sprache aus verschiedenen Quellen</text:span></text:p>
        </text:list-item>
      </text:list>
      <text:p text:style-name="P7"><text:span text:style-name="T3"/></text:p>
      <text:p text:style-name="P14"><text:span text:style-name="T3">Zur Datenbank:</text:span></text:p>
      <text:list xml:id="list4963273019877661863" text:style-name="L4">
        <text:list-item>
          <text:p text:style-name="P15"><text:span text:style-name="T3">Als Datenbank wurde Elasticsearch verwendet. Elasticsearch bietet die Möglichkeit </text:span><text:span text:style-name="T18">zusammenhängende Texte effektiv zu speichern </text:span><text:span text:style-name="T25">sehr schnell Anfragen auf diesen auszuführen.</text:span><text:span text:style-name="T18"> </text:span><text:span text:style-name="T19">Folglich ist es damit geeignet </text:span><text:span text:style-name="T25">News </text:span><text:span text:style-name="T19">Artikel zu speichern und nach Themen zu filtern.</text:span></text:p>
        </text:list-item>
      </text:list>
      <text:list xml:id="list201639503115616" text:continue-list="list3804849735255357515" text:style-name="L1">
        <text:list-header>
          <text:p text:style-name="P17"/>
        </text:list-header>
      </text:list>
      <text:p text:style-name="P3">Vorgehensweise:</text:p>
      <text:list xml:id="list4893734728510553934" text:style-name="L2">
        <text:list-item>
          <text:p text:style-name="P18"><text:span text:style-name="T62">Annotierte </text:span>Daten <text:span text:style-name="T62">nach für uns relevanten Informationen filtern(POS, NER, Lemma) und in die Datenbank indexieren.</text:span></text:p>
        </text:list-item>
        <text:list-item>
          <text:p text:style-name="P8"><text:span text:style-name="T4">Implementierung eines </text:span><text:span text:style-name="T25">"</text:span><text:span text:style-name="T9">D</text:span><text:span text:style-name="T4">ocument </text:span><text:span text:style-name="T9">S</text:span><text:span text:style-name="T4">imilarity</text:span><text:span text:style-name="T25">"</text:span><text:span text:style-name="T4"> Algorithmus der </text:span><text:span text:style-name="T9">a</text:span><text:span text:style-name="T4">nhand von Wortvektoren </text:span><text:span text:style-name="T25">die </text:span><text:span text:style-name="T5">Ä</text:span><text:span text:style-name="T4">hnlichkeit zwischen </text:span><text:span text:style-name="T9">der</text:span><text:span text:style-name="T4"> Suchanfrage und </text:span><text:span text:style-name="T5">einem News </text:span><text:span text:style-name="T15">A</text:span><text:span text:style-name="T5">rtikel </text:span><text:span text:style-name="T25">errechnet.</text:span></text:p>
          <text:list>
            <text:list-item>
              <text:p text:style-name="P19">Erstellen der Wortvektoren</text:p>
              <text:list>
                <text:list-item>
                  <text:p text:style-name="P9"><text:span text:style-name="T20">Alle </text:span><text:span text:style-name="T21">A</text:span><text:span text:style-name="T3">rtikel au</text:span><text:span text:style-name="T6">s </text:span><text:span text:style-name="T3">Elastic</text:span><text:span text:style-name="T9">search</text:span><text:span text:style-name="T3"> einlesen.</text:span></text:p>
                </text:list-item>
                <text:list-item>
                  <text:p text:style-name="P10"><text:span text:style-name="T6">M</text:span><text:span text:style-name="T3">it dem Standford Parser die Artikel in Sätze trennen.</text:span></text:p>
                </text:list-item>
                <text:list-item>
                  <text:p text:style-name="P20">Sätze transformieren:</text:p>
                </text:list-item>
              </text:list>
            </text:list-item>
          </text:list>
        </text:list-item>
      </text:list>
      <text:list xml:id="list205261559525765033" text:style-name="L3">
        <text:list-item>
          <text:list>
            <text:list-item>
              <text:list>
                <text:list-item>
                  <text:p text:style-name="P12"><text:span text:style-name="T8">Lemmatization </text:span><text:span text:style-name="T3">(Wortstämme bilden) </text:span><text:span text:style-name="T21">e.g. jumping → jump</text:span></text:p>
                </text:list-item>
                <text:list-item>
                  <text:p text:style-name="P13"><text:span text:style-name="T8">Named Entity Recognition </text:span><text:span text:style-name="T11">(Eigennamen erkennen und als einzelnes Wort abbilden</text:span><text:span text:style-name="T25">)</text:span><text:span text:style-name="T11"> e.g. New York → <text:s/>New_York</text:span></text:p>
                </text:list-item>
                <text:list-item>
                  <text:p text:style-name="P22">alle Wörter werden in Kleinbuchstaben umgewandelt <text:span text:style-name="T63">e.g. <text:s/></text:span>New_York →<text:span text:style-name="T63"> new_york</text:span></text:p>
                </text:list-item>
                <text:list-item>
                  <text:p text:style-name="P21"><text:span text:style-name="T69">Hyperl</text:span>inks werden <text:span text:style-name="T69">herausgefiltert</text:span> e.g. www.google.de</text:p>
                </text:list-item>
                <text:list-item>
                  <text:p text:style-name="P21">Andere sprachliche Konzepte wie Distanz, Dauer, Geld, Nummer, Prozent und Uhrzeit werden konsolidiert e.g. 5 € → money,<text:span text:style-name="T63"> 500 km → distance</text:span></text:p>
                </text:list-item>
              </text:list>
            </text:list-item>
          </text:list>
        </text:list-item>
      </text:list>
      <text:list xml:id="list201640247308417" text:continue-list="list4893734728510553934" text:style-name="L2">
        <text:list-item>
          <text:list>
            <text:list-item>
              <text:list>
                <text:list-item>
                  <text:p text:style-name="P11"><text:span text:style-name="T11">Wortvektoren erstellen: </text:span><text:span text:style-name="T3">Ein </text:span><text:span text:style-name="T17">Fenster(window)</text:span><text:span text:style-name="T3"> mit einer </text:span><text:span text:style-name="T22">Breite</text:span><text:span text:style-name="T3"> von 9 über die Sätze laufen lassen. Das bedeutet, dass gemäß dem CBOW</text:span><text:span text:style-name="T6">(Continuous Bag of Words)</text:span><text:span text:style-name="T3"> Algorithmus alle Wörter die </text:span><text:span text:style-name="T6">vier</text:span><text:span text:style-name="T3"> </text:span><text:span text:style-name="T6">Positionen</text:span><text:span text:style-name="T3"> nach oder vor dem aktuellen Wort im Satz</text:span><text:span text:style-name="T10"> stehen</text:span><text:span text:style-name="T3">, in einer Matrix vermerkt werden. Diese Matrix heißt Co-Occurrence Matrix </text:span><text:span text:style-name="T6">und gibt an, welche Wörter zusammen in einem Text aufgetreten sind. Das ist nützlich um Rückschlüsse auf den Kontext des Wortes führen zu können. Beispielsweise </text:span><text:soft-page-break/><text:span text:style-name="T6">wird </text:span><text:span text:style-name="T12">"</text:span><text:span text:style-name="T6">Arzt</text:span><text:span text:style-name="T12">"</text:span><text:span text:style-name="T6"> häufig zusammen mit dem Wort </text:span><text:span text:style-name="T12">"</text:span><text:span text:style-name="T6">Krankenhaus</text:span><text:span text:style-name="T12">" </text:span><text:span text:style-name="T6">auftauchen, sie besitzen also einen gemeinsamen Kontext. </text:span><text:span text:style-name="T22">Als Beispiel dient hier das Wort </text:span><text:span text:style-name="T23">metallica </text:span><text:span text:style-name="T24">und sein zugehöriger Vektor.</text:span><text:span text:style-name="T13"> </text:span><text:span text:style-name="T14">metallica: {"fiamma":1," ago":1," concert":1, "billy_eichner":1, "fan":1, "band":1 </text:span><text:span text:style-name="T13">…. </text:span><text:span text:style-name="T22">Wortvektoren können mehrere hundert Einträge umfassen und bilden zusammen mit allen anderen Wortvektoren die <text:s/></text:span><text:span text:style-name="T3">Co-Occurrence Matrix.</text:span></text:p>
                </text:list-item>
                <text:list-item>
                  <text:p text:style-name="P23"><text:span text:style-name="T44">Wortvektoren filtern: Es werden nur die Wörter und deren Vektoren behalten welche folgenden Wortarten entsprechen: </text:span><text:span text:style-name="T54">JJ JJR JJS NN NNS NNP NNPS PDT RB RBR RBS RP VB VBD VBG VBN VBP VBZ </text:span><text:span text:style-name="T50">VBG. </text:span><text:span text:style-name="T53">Erläuterung</text:span><text:span text:style-name="T52"> </text:span><text:span text:style-name="T53">der</text:span><text:span text:style-name="T52"> Abkürzungen</text:span><text:span text:style-name="T51">: </text:span><text:span text:style-name="T50">https://www.ling.upenn.edu/courses/Fall_2003/ling001/penn_treebank_pos.html.</text:span><text:span text:style-name="T45"> </text:span><text:span text:style-name="T46">Dies sind hauptsächlich Verben, Adjektive und Nomen. Die Intention </text:span><text:span text:style-name="T48">dahinter</text:span><text:span text:style-name="T46"> ist, dass Wörter welche nicht in diese Kategorien fallen wie </text:span><text:span text:style-name="T47">"</text:span><text:span text:style-name="T46">t</text:span><text:span text:style-name="T47">o"</text:span><text:span text:style-name="T46"> oder </text:span><text:span text:style-name="T47">"</text:span><text:span text:style-name="T46">an</text:span><text:span text:style-name="T47">d"</text:span><text:span text:style-name="T46"> wenig zum Kontext des Wortes beitragen und somit vernachlässigt werden können. Somit wird auch die Matrix kleiner gehalten, was die Performance steigert.</text:span></text:p>
                </text:list-item>
                <text:list-item>
                  <text:p text:style-name="P24">Die fertige <text:s/><text:span text:style-name="T26">Co-Occurrence Matrix </text:span><text:span text:style-name="T34">umfasst</text:span><text:span text:style-name="T2"> 463467 </text:span><text:span text:style-name="T34">Wortvektoren. </text:span><text:span text:style-name="T35">Sie</text:span><text:span text:style-name="T34"> wird </text:span><text:span text:style-name="T2">in einer Avro Datei gespeichert, damit sie bei einem erneuten Programmstart wiederverwendet werden kann. </text:span><text:span text:style-name="T70">(Auch eine Speicherung in Elastic wäre denkbar, was die Performance steigern könnte)</text:span></text:p>
                </text:list-item>
              </text:list>
            </text:list-item>
            <text:list-item>
              <text:p text:style-name="P24"><text:span text:style-name="T2">Erstellen von Dokument</text:span><text:span text:style-name="T27">v</text:span><text:span text:style-name="T2">ektoren</text:span></text:p>
              <text:list>
                <text:list-item>
                  <text:p text:style-name="P25"><text:span text:style-name="T36">Es werden nun </text:span><text:span text:style-name="T28">Dokument</text:span><text:span text:style-name="T2">v</text:span><text:span text:style-name="T28">ektoren </text:span><text:span text:style-name="T2">gebildet, </text:span><text:span text:style-name="T36">um</text:span><text:span text:style-name="T2"> die Ähnlichkeit zwischen einer Suchanfrage wie "Car crashes in New York." und einem </text:span><text:span text:style-name="T36">Satz im Stream </text:span><text:span text:style-name="T39">wie "A vehicle smashed into a house near Manhattan."</text:span><text:span text:style-name="T36"> zu errechnen.</text:span><text:span text:style-name="T2"> Hierzu </text:span><text:span text:style-name="T36">werden beide </text:span><text:span text:style-name="T37">zuerst</text:span><text:span text:style-name="T36"> </text:span><text:span text:style-name="T29">transformiert (siehe 2 a 3).</text:span><text:span text:style-name="T2"> </text:span><text:span text:style-name="T37">Aus der Suchanfrage </text:span><text:span text:style-name="T39">und dem Satz</text:span><text:span text:style-name="T37"> w</text:span><text:span text:style-name="T39">erden</text:span><text:span text:style-name="T37"> somit: </text:span><text:span text:style-name="T29">"car crash in new_york" </text:span><text:span text:style-name="T39">und "a vehicle smash into a house near</text:span></text:p>
                </text:list-item>
                <text:list-item>
                  <text:p text:style-name="P25"><text:span text:style-name="T39"><text:s/>manhattan."</text:span></text:p>
                </text:list-item>
                <text:list-item>
                  <text:p text:style-name="P26"><text:span text:style-name="T39">Beide werden in </text:span><text:span text:style-name="T2">Token(Wörter) zerlegt. </text:span></text:p>
                </text:list-item>
                <text:list-item>
                  <text:p text:style-name="P26"><text:span text:style-name="T2">Die Token </text:span><text:span text:style-name="T30">werden </text:span><text:span text:style-name="T37">in </text:span><text:span text:style-name="T30">Wortvektoren überführt,</text:span><text:span text:style-name="T37"> indem ein entsprechender Eintrag in der Avro Datei nachgeschlagen wird. Anschließend werden die Wortvektoren </text:span><text:span text:style-name="T38">der Anfrage und des Satzes </text:span><text:span text:style-name="T43">jeweils </text:span><text:span text:style-name="T37">addiert.</text:span><text:span text:style-name="T30"> </text:span><text:span text:style-name="T38">Das </text:span><text:span text:style-name="T30">Ergebnis ist ein Vektor, welcher </text:span><text:span text:style-name="T38">den ganzen </text:span><text:span text:style-name="T30">Satz </text:span><text:span text:style-name="T39">bzw. </text:span><text:span text:style-name="T43">das ganze</text:span><text:span text:style-name="T39"> Dokument </text:span><text:span text:style-name="T32">repräsentiert.</text:span></text:p>
                </text:list-item>
              </text:list>
            </text:list-item>
            <text:list-item>
              <text:p text:style-name="P31"><text:span text:style-name="T64">Errechnen</text:span> der Ähnlichkeit zweier Dokumente</text:p>
              <text:list>
                <text:list-item>
                  <text:p text:style-name="P31">Da Dokumentvektoren eine numerische Repräsentation darstellen, können mathematische Methoden anwendet werden, welche die Ähnlichkeit zwischen diesen feststellt.</text:p>
                </text:list-item>
                <text:list-item>
                  <text:p text:style-name="P27"><text:span text:style-name="T2">Hierzu wird die </text:span><text:span text:style-name="T43">"</text:span><text:span text:style-name="T2">Cosine </text:span><text:span text:style-name="T33">S</text:span><text:span text:style-name="T2">imilarity</text:span><text:span text:style-name="T43">"</text:span><text:span text:style-name="T2"> implementiert, welche den </text:span><text:span text:style-name="T31">Kosinus des </text:span><text:span text:style-name="T2">eingeschlossenen Winkel</text:span><text:span text:style-name="T31">s</text:span><text:span text:style-name="T2"> der Vektoren </text:span><text:soft-page-break/><text:span text:style-name="T2">errechnet.</text:span><text:span text:style-name="T2"><draw:frame draw:style-name="fr1" draw:name="Object1" text:anchor-type="as-char" svg:y="-0.2445in" svg:width="1.2311in" svg:height="0.401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0">Dabei steht A für den Vektor der Suchanfrage und B für den Vektor des Satzes im Stream. Das Ergebnis ist eine Zahl zwischen 0 und 1. Mit ihr kann die Ähnlichkeit zweier Dokumente abgeschätzt werden (</text:span><text:span text:style-name="T43">Ein h</text:span><text:span text:style-name="T40">oher Wert bedeutet </text:span><text:span text:style-name="T43">eine </text:span><text:span text:style-name="T40">hohe Ähnlichkeit).</text:span></text:p>
                </text:list-item>
                <text:list-item>
                  <text:p text:style-name="P28">Da<draw:frame draw:style-name="fr1" draw:name="Object2" text:anchor-type="as-char" svg:y="-0.1484in" svg:width="0.3638in" svg:height="0.192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die Länge des zweiten Vektors repräsentiert und der Term im Nenner steht, werden lange Sätze tendenziell mit einer geringeren Ähnlichkeit bewertet. Dies <text:span text:style-name="T56">ist einerseits sinnvoll</text:span>, da der Zähler ebenfalls von der Länge des Satzes profitiert(soll an dieser Stelle nicht weiter erklärt werden). Andererseits wird die Kernaussage <text:span text:style-name="T65">eines Satzes</text:span> nicht weniger relevant, nur weil <text:span text:style-name="T65">ihn </text:span>viele zusätzliche Informationen <text:span text:style-name="T58">länger machen</text:span>. <text:span text:style-name="T66">Sagen wir der vorherige Satz wäre um einige weniger relevante Informationen ergänzt worden: </text:span><text:span text:style-name="T39"><text:s/>"A vehicle smashed into a house near Manhattan, </text:span><text:span text:style-name="T41">after it was stolen from </text:span><text:span text:style-name="T42">Reinhold Messner</text:span><text:span text:style-name="T41"> who is </text:span><text:span text:style-name="T42">an Italian mountaineer."</text:span><text:span text:style-name="T66"> Da die Kernaussage bestehen blieb hat er seine Wichtigkeit für uns jedoch nicht verloren. </text:span>Deshalb haben wir uns dazu entschieden, die Formel <text:span text:style-name="T68">wie</text:span> folg<text:span text:style-name="T68">t</text:span> abzuändern. <draw:frame draw:style-name="fr1" draw:name="Object3" text:anchor-type="as-char" svg:y="-0.2445in" svg:width="0.7693in" svg:height="0.42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. <text:span text:style-name="T67">Durch die Potenzierung um 0,7 wurde erreicht, dass die Relevanz nicht mehr linear, sondern unter-proportional von der Länge abhängig ist. Das bewirkt, dass mit Damit das Ergebnis wieder zwischen 0 und 1 ist, wurde außerdem normiert.</text:span></text:p>
                </text:list-item>
              </text:list>
            </text:list-item>
          </text:list>
        </text:list-item>
        <text:list-item>
          <text:p text:style-name="P30">Da wir nun einen Algorithmus haben der die Ähnlichkeit zweier Sätze auf einer Skala von 0 bis 1 bewertet, ist es leicht einen Datenstrom mithilfe dieses Maßes zu filtern. <text:span text:style-name="T59">Als sinnvoller Wert</text:span>(<text:span text:style-name="T59">threshold</text:span>)<text:span text:style-name="T59"> hat sich hier 0,75 herausgestellt.</text:span></text:p>
          <text:p text:style-name="P29"/>
        </text:list-item>
      </text:list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Light1" svg:font-family="'Noto Sans CJK TC Light'" style:font-family-generic="swiss" style:font-pitch="variable"/>
    <style:font-face style:name="Noto Sans CJK TC Light" svg:font-family="'Noto Sans CJK TC Light'" style:font-adornments="Light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2.853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  <style:master-page style:name="Envelope" style:page-layout-name="Mpm5"/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3:29:01.515928492</meta:creation-date>
    <meta:generator>LibreOffice/5.1.6.2$Linux_X86_64 LibreOffice_project/10m0$Build-2</meta:generator>
    <dc:date>2018-02-15T20:16:38.371297330</dc:date>
    <meta:editing-duration>PT8H57M37S</meta:editing-duration>
    <meta:editing-cycles>25</meta:editing-cycles>
    <meta:document-statistic meta:table-count="0" meta:image-count="0" meta:object-count="3" meta:page-count="3" meta:paragraph-count="33" meta:word-count="865" meta:character-count="5956" meta:non-whitespace-character-count="5144"/>
  </office:meta>
</office:document-meta>
</file>

<file path=Object 1/content.xml><?xml version="1.0" encoding="utf-8"?>
<math xmlns="http://www.w3.org/1998/Math/MathML" display="block">
  <semantics>
    <mrow>
      <mi>cos</mi>
      <mrow>
        <mrow>
          <mo fence="true" stretchy="false">(</mo>
          <mrow>
            <mo stretchy="false">∂</mo>
          </mrow>
          <mo fence="true" stretchy="false">)</mo>
        </mrow>
        <mo stretchy="false">=</mo>
        <mfrac>
          <mrow>
            <mi>A</mi>
            <mo stretchy="false">⋅</mo>
            <mi>B</mi>
          </mrow>
          <mrow>
            <mrow>
              <mo fence="true" stretchy="false">‖</mo>
              <mrow>
                <mi>A</mi>
              </mrow>
              <mo fence="true" stretchy="false">‖</mo>
            </mrow>
            <mrow>
              <mo fence="true" stretchy="false">‖</mo>
              <mrow>
                <mi>B</mi>
              </mrow>
              <mo fence="true" stretchy="false">‖</mo>
            </mrow>
          </mrow>
        </mfrac>
      </mrow>
    </mrow>
    <annotation encoding="StarMath 5.0"> cos(partial) =  A cdot B over { ldline A rdline ldline B rdline }</annotation>
  </semantics>
</math>
</file>

<file path=Object 2/content.xml><?xml version="1.0" encoding="utf-8"?>
<math xmlns="http://www.w3.org/1998/Math/MathML" display="block">
  <semantics>
    <mrow>
      <mo fence="true" stretchy="false">‖</mo>
      <mrow>
        <mi>B</mi>
      </mrow>
      <mo fence="true" stretchy="false">‖</mo>
    </mrow>
    <annotation encoding="StarMath 5.0">ldline B rdline</annotation>
  </semantics>
</math>
</file>

<file path=Object 3/content.xml><?xml version="1.0" encoding="utf-8"?>
<math xmlns="http://www.w3.org/1998/Math/MathML" display="block">
  <semantics>
    <mfrac>
      <mrow>
        <mi>A</mi>
        <mo stretchy="false">⋅</mo>
        <mi>B</mi>
      </mrow>
      <mrow>
        <mrow>
          <mo fence="true" stretchy="false">‖</mo>
          <mrow>
            <mi>A</mi>
          </mrow>
          <mo fence="true" stretchy="false">‖</mo>
        </mrow>
        <msup>
          <mrow>
            <mo fence="true" stretchy="false">‖</mo>
            <mrow>
              <mi>B</mi>
            </mrow>
            <mo fence="true" stretchy="false">‖</mo>
          </mrow>
          <mn>0,7</mn>
        </msup>
      </mrow>
    </mfrac>
    <annotation encoding="StarMath 5.0">A cdot B over { ldline A rdline {ldline B rdline}^{0,7}}</annotation>
  </semantics>
</math>
</file>